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ryGothic" svg:font-family="PerryGothic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italic" fo:font-weight="normal" fo:background-color="transparent" style:font-style-asian="italic" style:font-weight-asian="normal" style:font-style-complex="italic" style:font-weight-complex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style:font-style-asian="normal" style:font-style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italic" fo:font-weight="normal" fo:background-color="transparent" style:font-style-asian="italic" style:font-weight-asian="normal" style:font-style-complex="italic" style:font-weight-complex="normal"/>
    </style:style>
    <style:style style:name="P7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style:font-style-asian="normal" style:font-style-complex="normal"/>
    </style:style>
    <style:style style:name="P8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en" fo:country="US" fo:font-style="normal" style:font-style-asian="normal" style:font-style-complex="normal"/>
    </style:style>
    <style:style style:name="P10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6666ff" fo:language="ru" fo:country="RU"/>
    </style:style>
    <style:style style:name="P12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4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17" style:family="paragraph" style:parent-style-name="Text_20_body">
      <style:text-properties fo:color="#6666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language="en" fo:country="US"/>
    </style:style>
    <style:style style:name="P19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20" style:family="paragraph" style:parent-style-name="Text_20_body">
      <style:text-properties fo:color="#00ccff" fo:language="ru" fo:country="RU" fo:font-style="normal" style:font-style-asian="normal" style:font-style-complex="normal"/>
    </style:style>
    <style:style style:name="P21" style:family="paragraph" style:parent-style-name="Text_20_body">
      <style:text-properties fo:color="#00cc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color="#3333ff"/>
    </style:style>
    <style:style style:name="P23" style:family="paragraph" style:parent-style-name="Text_20_body">
      <style:text-properties fo:color="#3333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color="#0066cc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5" style:family="paragraph" style:parent-style-name="Heading_20_2">
      <style:text-properties style:text-underline-style="solid" style:text-underline-width="auto" style:text-underline-color="font-color"/>
    </style:style>
    <style:style style:name="P26" style:family="paragraph" style:parent-style-name="Heading_20_2">
      <style:text-properties style:use-window-font-color="true"/>
    </style:style>
    <style:style style:name="P27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8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9" style:family="paragraph" style:parent-style-name="Text_20_body" style:list-style-name="L3">
      <style:text-properties fo:language="ru" fo:country="RU"/>
    </style:style>
    <style:style style:name="P30" style:family="paragraph" style:parent-style-name="Text_20_body" style:list-style-name="L3">
      <style:text-properties fo:language="ru" fo:country="RU" fo:background-color="#ffff00"/>
    </style:style>
    <style:style style:name="P31" style:family="paragraph" style:parent-style-name="Text_20_body" style:list-style-name="L2">
      <style:paragraph-properties fo:text-align="justify" style:justify-single-word="false" fo:background-color="#ffff00">
        <style:background-image/>
      </style:paragraph-properties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background-color="#ffff00" loext:char-shading-value="0"/>
    </style:style>
    <style:style style:name="T4" style:family="text">
      <style:text-properties fo:language="ru" fo:country="RU"/>
    </style:style>
    <style:style style:name="T5" style:family="text">
      <style:text-properties fo:color="#0000ff"/>
    </style:style>
    <style:style style:name="T6" style:family="text">
      <style:text-properties fo:color="#0000ff" fo:language="ru" fo:country="RU"/>
    </style:style>
    <style:style style:name="T7" style:family="text">
      <style:text-properties fo:color="#0000ff" fo:language="ru" fo:country="RU" fo:font-style="normal" style:font-style-asian="normal" style:font-style-complex="normal"/>
    </style:style>
    <style:style style:name="T8" style:family="text">
      <style:text-properties fo:color="#0000ff" fo:font-style="italic" style:font-style-asian="italic" style:font-style-complex="italic"/>
    </style:style>
    <style:style style:name="T9" style:family="text">
      <style:text-properties fo:color="#0000ff" fo:font-style="normal" style:font-style-asian="normal" style:font-style-complex="normal"/>
    </style:style>
    <style:style style:name="T10" style:family="text">
      <style:text-properties fo:color="#0000ff" fo:language="en" fo:country="US"/>
    </style:style>
    <style:style style:name="T11" style:family="text">
      <style:text-properties fo:color="#0000ff" fo:language="en" fo:country="US" fo:font-style="italic" style:font-style-asian="italic" style:font-style-complex="italic"/>
    </style:style>
    <style:style style:name="T12" style:family="text">
      <style:text-properties fo:color="#0000ff" fo:language="en" fo:country="US" fo:font-weight="normal" fo:background-color="transparent" style:font-weight-asian="normal" style:font-weight-complex="normal" loext:char-shading-value="0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language="ru" fo:country="RU"/>
    </style:style>
    <style:style style:name="T15" style:family="text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6" style:family="text">
      <style:text-properties style:use-window-font-color="true" fo:font-style="normal" style:font-style-asian="normal" style:font-style-complex="normal"/>
    </style:style>
    <style:style style:name="T17" style:family="text">
      <style:text-properties style:use-window-font-color="true" fo:language="en" fo:country="US" fo:font-weight="normal" style:font-weight-asian="normal" style:font-weight-complex="normal"/>
    </style:style>
    <style:style style:name="T18" style:family="text">
      <style:text-properties style:use-window-font-color="true" fo:language="en" fo:country="US" fo:font-weight="normal" fo:background-color="transparent" style:font-weight-asian="normal" style:font-weight-complex="normal" loext:char-shading-value="0"/>
    </style:style>
    <style:style style:name="T19" style:family="text">
      <style:text-properties style:use-window-font-color="true" fo:font-weight="normal" fo:background-color="transparent" style:font-weight-asian="normal" style:font-weight-complex="normal" loext:char-shading-value="0"/>
    </style:style>
    <style:style style:name="T20" style:family="text">
      <style:text-properties style:use-window-font-color="true" fo:background-color="transparent" loext:char-shading-value="0"/>
    </style:style>
    <style:style style:name="T21" style:family="text">
      <style:text-properties style:use-window-font-color="true" style:font-name="PerryGothic"/>
    </style:style>
    <style:style style:name="T22" style:family="text"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23" style:family="text">
      <style:text-properties fo:color="#800000" fo:language="en" fo:country="US" fo:font-style="italic" style:font-style-asian="italic" style:font-style-complex="italic"/>
    </style:style>
    <style:style style:name="T24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color="#6666ff" fo:language="en" fo:country="US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color="#3399ff"/>
    </style:style>
    <style:style style:name="T27" style:family="text">
      <style:text-properties fo:color="#3333ff"/>
    </style:style>
    <style:style style:name="T28" style:family="text">
      <style:text-properties fo:color="#3333ff" fo:language="en" fo:country="US"/>
    </style:style>
    <style:style style:name="T29" style:family="text">
      <style:text-properties fo:color="#3333ff" fo:language="en" fo:country="US" fo:font-style="italic" style:font-style-asian="italic" style:font-style-complex="italic"/>
    </style:style>
    <style:style style:name="T30" style:family="text">
      <style:text-properties fo:color="#3333ff" fo:language="en" fo:country="US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3333ff" fo:language="en" fo:country="US" fo:font-weight="normal" style:font-weight-asian="normal" style:font-weight-complex="normal"/>
    </style:style>
    <style:style style:name="T32" style:family="text">
      <style:text-properties fo:color="#3333ff" fo:language="en" fo:country="US" fo:font-weight="normal" fo:background-color="transparent" style:font-weight-asian="normal" style:font-weight-complex="normal" loext:char-shading-value="0"/>
    </style:style>
    <style:style style:name="T33" style:family="text">
      <style:text-properties fo:color="#3333ff" fo:font-weight="normal" fo:background-color="transparent" style:font-weight-asian="normal" style:font-weight-complex="normal" loext:char-shading-value="0"/>
    </style:style>
    <style:style style:name="T34" style:family="text">
      <style:text-properties fo:color="#3333ff" fo:font-weight="normal" style:font-weight-asian="normal" style:font-weight-complex="normal"/>
    </style:style>
    <style:style style:name="T35" style:family="text">
      <style:text-properties fo:color="#0066ff"/>
    </style:style>
    <style:style style:name="T36" style:family="text">
      <style:text-properties fo:color="#0066ff" fo:language="en" fo:country="US" fo:font-weight="normal" fo:background-color="transparent" style:font-weight-asian="normal" style:font-weight-complex="normal" loext:char-shading-value="0"/>
    </style:style>
    <style:style style:name="T37" style:family="text">
      <style:text-properties fo:color="#00ccff"/>
    </style:style>
    <style:style style:name="T38" style:family="text">
      <style:text-properties fo:color="#0000cc" fo:language="en" fo:country="US" fo:font-weight="normal" style:font-weight-asian="normal" style:font-weight-complex="normal"/>
    </style:style>
    <style:style style:name="T39" style:family="text">
      <style:text-properties fo:color="#0066cc" fo:language="en" fo:country="US" fo:font-weight="normal" fo:background-color="transparent" style:font-weight-asian="normal" style:font-weight-complex="normal" loext:char-shading-value="0"/>
    </style:style>
    <style:style style:name="T40" style:family="text">
      <style:text-properties fo:color="#0066cc" fo:font-weight="normal" fo:background-color="transparent" style:font-weight-asian="normal" style:font-weight-complex="normal" loext:char-shading-value="0"/>
    </style:style>
    <style:style style:name="T41" style:family="text">
      <style:text-properties fo:font-weight="normal" fo:background-color="transparent" style:font-weight-asian="normal" style:font-weight-complex="normal" loext:char-shading-value="0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На Терре 2019-й.</text:p>
      <text:p text:style-name="P8">Анон живёт в 34-хэтажном доме (40).</text:p>
      <text:p text:style-name="P8">Юджин «прыгнул» с высотки месяц назад до вызова Анона в Эквестрию</text:p>
      <text:p text:style-name="P8">Селестии нужно восстанавливаться три месяца (11, 27, 212)</text:p>
      <text:p text:style-name="P10"><text:span text:style-name="T4">«</text:span>Магдалена Фрискай-Каррус, <text:span text:style-name="T4">2086</text:span><text:span text:style-name="T13"> – </text:span><text:span text:style-name="T14">2133</text:span><text:span text:style-name="T13"> A.C.</text:span><text:span text:style-name="T14">» </text:span><text:span text:style-name="T13">(23)</text:span></text:p>
      <text:p text:style-name="P4"><text:span text:style-name="T1">1</text:span>2.04.2142 А.<text:span text:style-name="T1">C</text:span>. <text:span text:style-name="T1">(84)</text:span></text:p>
      <text:p text:style-name="P6">12.04.2142 А.С. (85)</text:p>
      <text:p text:style-name="P6">12.04.2142 А.С. (86)</text:p>
      <text:p text:style-name="P6"><text:s/>12.04.2142 А.С. (86)</text:p>
      <text:p text:style-name="P6">12.04.2142 А.С. (87)</text:p>
      <text:p text:style-name="P8">Анону в 2019-ом будет 41 год</text:p>
      <text:p text:style-name="P8">Выдача эквестрийского паспорта Анону - <text:span text:style-name="T21">26.07.2143 А.С. (172)</text:span></text:p>
      <text:p text:style-name="P8">Юджин тоже живёт в тридцатидвухэтажной высотке — на двадцать восьмом этаже (204, 209)</text:p>
      <text:p text:style-name="P8">Высота дома Юджина — 105 метров (211)</text:p>
      <text:p text:style-name="P8"/>
      <text:p text:style-name="P8">Страницы с красным: -</text:p>
      <text:p text:style-name="P8">Улучшить главы: -</text:p>
      <text:h text:style-name="P25" text:outline-level="2">Фанфик очищен по<text:span text:style-name="T4">лностью</text:span></text:h>
      <text:p text:style-name="P11">&lt;В конце каждой главы (чтобы не спойлерить) - рисунок мозаики, отображающий суть главы.&gt;</text:p>
      <text:p text:style-name="P1"><text:span text:style-name="T4">&lt;</text:span><text:span text:style-name="T6">Давать Ане фанфик по главам - чтобы записывала догадки по мере прочтения каждой главы</text:span><text:span text:style-name="T4">&gt;</text:span></text:p>
      <text:p text:style-name="Text_20_body">&lt;темы: Терра- Джексон, Кантерлот- Нофлер, Понивилль- Сеал и фан. Дэш- Roxette, Селестия -Фармер&gt;</text:p>
      <text:p text:style-name="Text_20_body"/>
      <text:h text:style-name="Heading_20_2" text:outline-level="2">Музыка</text:h>
      <text:p text:style-name="Text_20_body">1. Терра - <text:span text:style-name="T24">Electronics “Disappointed”/Gary Jules “Mad World”/Pink Floyd “Another Brick In The Wall”/</text:span><text:span text:style-name="T25">Michael Jackson “Beat It”</text:span></text:p>
      <text:p text:style-name="P12">2. Пробуждение - <text:span text:style-name="T8">Pet Shop Boys “So Hard”, </text:span><text:span text:style-name="T11">Axel F</text:span></text:p>
      <text:p text:style-name="P12">3. Норф - <text:span text:style-name="T8">Dire Straits “Coyote”</text:span></text:p>
      <text:p text:style-name="P18">4. З<text:span text:style-name="T4">аклинание Последнего Шанса. </text:span><text:span text:style-name="T9">Mike Oldfield – Tres Lunas ”To Be Free” (Radio Edit)</text:span></text:p>
      <text:p text:style-name="P19">5. <text:span text:style-name="T13">Нерадивый ученик</text:span></text:p>
      <text:p text:style-name="P18"><text:span text:style-name="T9">6. </text:span><text:span text:style-name="T16">Нерадивый ученик-2</text:span><text:span text:style-name="T9"> </text:span><text:span text:style-name="T7">-Depeche Mode — Painkiller</text:span></text:p>
      <text:p text:style-name="P13">7. Жаркий пикник &lt;<text:span text:style-name="T26">Mylene Farmer — L`Ame-Stram-Gram</text:span>&gt;<text:line-break/>8. Стыд <text:s/>- <text:span text:style-name="T27">Pet Shop Boys — A Man Could Get Arrested</text:span></text:p>
      <text:p text:style-name="P13">9. Кошмар пегасов</text:p>
      <text:p text:style-name="P13">10. (40*<text:span text:style-name="T1">ctg(Pi/4)-6)/(ln(e)-sin(0)) </text:span>- </text:p>
      <text:p text:style-name="P13"><text:span text:style-name="T35">11.</text:span>Прощание-<text:span text:style-name="T35"> Knopfler —Hill Farmers Blues </text:span><text:span text:style-name="T28">https://www.youtube.com/watch?v=Py9SDdYGFrQ</text:span><text:line-break/><text:span text:style-name="T1">12. Понивилль</text:span></text:p>
      <text:p text:style-name="P13">13. Расследование Твайлайт Спаркл - <text:span text:style-name="T5">Seal «Amazing (T</text:span><text:span text:style-name="T10">hin White Duke Remix)”, </text:span><text:span text:style-name="T37">d.notive — Talking Flight</text:span></text:p>
      <text:p text:style-name="P20">14. Знакомство с Рэйнбоу Дэш</text:p>
      <text:p text:style-name="P16">15. День сурка</text:p>
      <text:p text:style-name="P16"><text:soft-page-break/>16. Мэйнхэттен - <text:span text:style-name="T29">ZZ Top – Gimme all your lovin, Mothley Crue – Kick Start My Heart</text:span></text:p>
      <text:p text:style-name="P16"><text:span text:style-name="T28">17. Деградация -</text:span><text:span text:style-name="T17"> </text:span><text:span text:style-name="T38">David Bowie - Lets Dance, Roxette – Queen of rain, </text:span><text:span text:style-name="T31">Metallica-Enter Sandman</text:span></text:p>
      <text:p text:style-name="P16">18. Филлидельфия - <text:span text:style-name="T31">Kiss – I Was Made For Lovin’ You, </text:span><text:bookmark text:name="eow-title"/><text:span text:style-name="T36">Haddaway - What is love </text:span></text:p>
      <text:p text:style-name="P16">19. Фейс-контроль- <text:span text:style-name="T18">&lt;</text:span><text:span text:style-name="T32">Mothley Crue – Cickstart my heart</text:span><text:span text:style-name="T18">&gt;</text:span></text:p>
      <text:p text:style-name="P16">20. Большое Откровение - <text:span text:style-name="T18">&lt;</text:span><text:span text:style-name="T32">Mission Impossible theme</text:span><text:span text:style-name="T18">&gt;</text:span></text:p>
      <text:p text:style-name="P16">21. Поединок с Луной</text:p>
      <text:p text:style-name="P16">22. Лучший Гранд Галопин Гала в истории - <text:span text:style-name="T12">Bee Gees – You Should Be dancing, INXS – Suicide blonde, </text:span><text:span text:style-name="T39">Ace Enders – million different people</text:span></text:p>
      <text:p text:style-name="P24">23. Летающий замок</text:p>
      <text:p text:style-name="P24">24. Навсегда. И всегда. <text:span text:style-name="T1">- Mylene Farmer ?</text:span></text:p>
      <text:p text:style-name="P16"><text:span text:style-name="T40">25. Осколки. - </text:span><text:span text:style-name="T32">Electric Light Orchestra – Sorrow about to fall</text:span></text:p>
      <text:p text:style-name="P23">26. Терра. <text:tab/></text:p>
      <text:p text:style-name="P16"><text:span text:style-name="T32"><text:tab/><text:tab/></text:span><text:span text:style-name="T33">Воскресенье</text:span><text:span text:style-name="T32">- </text:span><text:span text:style-name="T41">Bowie — Ashes to ashes</text:span><text:span text:style-name="T19">.</text:span></text:p>
      <text:p text:style-name="P16"><text:span text:style-name="T19"><text:tab/><text:tab/>Понедельник - </text:span><text:span text:style-name="T41">Michael Jackson — Get out of my mind</text:span></text:p>
      <text:p text:style-name="P16">27. Терра.</text:p>
      <text:p text:style-name="P16"><text:tab/><text:tab/>Вторник- <text:span text:style-name="T35">Mike Oldfield — The Top Of The Morning</text:span></text:p>
      <text:p text:style-name="P16"><text:tab/><text:tab/>Среда</text:p>
      <text:p text:style-name="P16">28. Терра</text:p>
      <text:p text:style-name="P16"><text:tab/><text:tab/>Четверг- Mike Oldfield – Tubular Bells II – Altered State, Michael Jackson – This time around</text:p>
      <text:p text:style-name="P16">29. Отбытие-<text:span text:style-name="T2">&lt;Mission Impossible theme ?&gt;&lt;</text:span><text:span text:style-name="T30">Queen – Flash</text:span><text:span text:style-name="T2">&gt;</text:span></text:p>
      <text:p text:style-name="P16"><text:span text:style-name="T42">30. Разговор за столиком в ночи-</text:span><text:span text:style-name="T34">Wintergatan-LIVE At Victoriateatern </text:span><text:a xlink:type="simple" xlink:href="https://www.youtube.com/watch?v=GMuuLEF0a84" text:style-name="Internet_20_link" text:visited-style-name="Visited_20_Internet_20_Link">https://www.youtube.com/watch?v=GMuuLEF0a84</text:a> , <text:span text:style-name="T20">&lt;</text:span><text:span text:style-name="T43">Roger Waters — What God Wants</text:span><text:span text:style-name="T20">&gt;</text:span></text:p>
      <text:p text:style-name="P16">. Эпилог. - <text:span text:style-name="T23">&lt;</text:span><text:span text:style-name="T29">Daft Punk – Get Lucky</text:span><text:span text:style-name="T23">&gt;</text:span></text:p>
      <text:p text:style-name="P16"/>
      <text:p text:style-name="P16">(в Эпилоге - эскиз первого рисунка – Сел ложит рог Анону на плечо)</text:p>
      <text:p text:style-name="P16"/>
      <text:p text:style-name="P16"/>
      <text:p text:style-name="P16"/>
      <text:p text:style-name="P16"/>
      <text:p text:style-name="P16"/>
      <text:p text:style-name="P16">Подходящая для глав музыка:</text:p>
      <text:p text:style-name="P16">Roxette - Crush On You, How Do You Do, Riders In The Sky</text:p>
      <text:p text:style-name="P16">Synthis — Empty Skies</text:p>
      <text:p text:style-name="P16">Blusoul — Eat Dust</text:p>
      <text:p text:style-name="P16">Cure — Apart, Love Song, Lullaby, The Big Hand, Wrong Number</text:p>
      <text:p text:style-name="P16">Theatre of Tragedy — Lorelei</text:p>
      <text:p text:style-name="P16">Therion — To Mega Therion, O Fortuna</text:p>
      <text:p text:style-name="P16">Martin Mitton — Lonely Girl</text:p>
      <text:p text:style-name="P16">A-ha — The Sun Always shines on TV</text:p>
      <text:p text:style-name="P16">Ace Enders — A Million Different People</text:p>
      <text:p text:style-name="P17"><text:soft-page-break/>Coldplay — Do not panic, Talk</text:p>
      <text:p text:style-name="P17">Cranberries — Animal Instinct</text:p>
      <text:p text:style-name="P17">Deep Purple — Smoke On The Water</text:p>
      <text:p text:style-name="P17">Depeche Mode — Never Let Me Down Again,Master And Servants,A Question Of Time,No Good,Painkiller</text:p>
      <text:p text:style-name="P17">Dire Straits — Freeway Flyer, The Road, What Is It, You dont know youre born, Coyote</text:p>
      <text:p text:style-name="P15">Seal – Killer</text:p>
      <text:p text:style-name="P15">Blue Ouster Cult – Do Not Fear The Reaper</text:p>
      <text:p text:style-name="P15">Elvis Presley – Raised On Rock</text:p>
      <text:p text:style-name="P15">Enigma – Return To Innocence</text:p>
      <text:p text:style-name="P21">Erasure – Always, <text:span text:style-name="T13">I love to hate you</text:span></text:p>
      <text:p text:style-name="P15">Foreigner – Urgent</text:p>
      <text:p text:style-name="P15">Haddaway – What Is Love</text:p>
      <text:p text:style-name="P15">INXS – Mediate, Need You Tonight, Suicide Blonde</text:p>
      <text:p text:style-name="P15">Jarre – Chronologie, Calypso 1, Globe Trotter</text:p>
      <text:p text:style-name="P22">Linkin Park — Numb</text:p>
      <text:p text:style-name="P22">Megadeth — Symphony Of Destruction</text:p>
      <text:p text:style-name="P22">Metallica — Enter Sandman</text:p>
      <text:p text:style-name="P22">Mike Oldfield — Nighshade, Outcast, Top Of The Morning, Secrets, Altered State, Weightless, Voyager</text:p>
      <text:p text:style-name="P22">Michael Jackson — This Time Around, You Rock My World</text:p>
      <text:p text:style-name="P22">Mothley Crue — Kickstart My Heart</text:p>
      <text:p text:style-name="P22">Nirvana — Come As You Are</text:p>
      <text:p text:style-name="P15"/>
      <text:p text:style-name="P15"/>
      <text:p text:style-name="P14"/>
      <text:p text:style-name="P1"><text:span text:style-name="T15">&lt;</text:span><text:span text:style-name="T22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15">&gt;</text:span></text:p>
      <text:p text:style-name="P9">&lt;<text:span text:style-name="T4"> Пони — сельские жители и не любят больших городов. </text:span>&gt;</text:p>
      <text:p text:style-name="P3">И Дэш «зачищает» болото — чем будит Кракена. Луна приказывает Дэш ударить его с максимальной силой — та делает. От Громовержца откалываются огромные куски, убивают кракена и заваливают брешь в иные миры. Агамемнон пережигает оставшееся щупальце, всё ещё держащее остатки Громовержца.&gt;</text:p>
      <text:p text:style-name="P5"><text:span text:style-name="T4">&lt;«Болото» на самом деле — провал, заполненный иномирной слизью</text:span>&gt;</text:p>
      <text:p text:style-name="P7"/>
      <text:p text:style-name="P8">Дэш потом дорисовывает на рисунке Анона <text:s/>корявым почерком — и подписывает: «Анон» (Анон держит пегаску за переднюю ногу) — выложить уже полный рисунок, с Аноном). </text:p>
      <text:p text:style-name="P14"/>
      <text:h text:style-name="P26" text:outline-level="2"/>
      <text:h text:style-name="Heading_20_2" text:outline-level="2">Идеи</text:h>
      <text:list xml:id="list6581513434302895553" text:style-name="L1">
        <text:list-item>
          <text:p text:style-name="P27">Книги:</text:p>
        </text:list-item>
      </text:list>
      <text:list xml:id="list6512308991799149558" text:style-name="L2">
        <text:list-item>
          <text:p text:style-name="P28"><text:soft-page-break/>«Великие грифоны прошлого» - из канона (5<text:span text:style-name="T1">s8e)</text:span></text:p>
        </text:list-item>
        <text:list-item>
          <text:p text:style-name="P28">«Высшие заклинания в повседневном использовании: от песчинки до дворца»</text:p>
        </text:list-item>
        <text:list-item>
          <text:p text:style-name="P31">«Малоизвестные аспекты магии трансформаций»</text:p>
        </text:list-item>
        <text:list-item>
          <text:p text:style-name="P28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8">Дасти Вейфарер «Зебрианская культура, быт и фольклор»</text:p>
        </text:list-item>
        <text:list-item>
          <text:p text:style-name="P28">«Краткая история Эквестрии»</text:p>
        </text:list-item>
        <text:list-item>
          <text:p text:style-name="P28">«Шедевры архитектуры Эквестрии» с разделом о Кантерлотском Королевском Дворце</text:p>
        </text:list-item>
        <text:list-item>
          <text:p text:style-name="P28">«Великие дела и великие чары». Страница 893: …</text:p>
        </text:list-item>
        <text:list-item>
          <text:p text:style-name="P28">«<text:span text:style-name="T3">Природа Проклятий</text:span>» - обмен</text:p>
        </text:list-item>
        <text:list-item>
          <text:p text:style-name="P28"><text:span text:style-name="T3">«Магия для Чайников»</text:span> - обмен</text:p>
        </text:list-item>
        <text:list-item>
          <text:p text:style-name="P28"><text:span text:style-name="T3">«Энциклопедия Арканум»</text:span> - обмен</text:p>
        </text:list-item>
        <text:list-item>
          <text:p text:style-name="P28">«О Гейсах» - обмен</text:p>
        </text:list-item>
        <text:list-item>
          <text:p text:style-name="P28">«<text:span text:style-name="T3">Тайны Тайных Наук</text:span>» - обмен</text:p>
        </text:list-item>
        <text:list-item>
          <text:p text:style-name="P31">«Основы Заклятий» - обмен</text:p>
        </text:list-item>
        <text:list-item>
          <text:p text:style-name="P28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4">(согласовать с вики)</text:span></text:h>
      <text:list xml:id="list4799124488753184334" text:style-name="L3">
        <text:list-item>
          <text:p text:style-name="P29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9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30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9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9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9">Около 820-ти лет назад будущий маг Лайтнинг Стар поступил на обучение к наставнику Тииспоту</text:p>
        </text:list-item>
        <text:list-item>
          <text:p text:style-name="P29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9">Единорог Аркон — специалист по чарах-иллюзиях («воздушные замки», фигуры в небе, мороки, <text:soft-page-break/>мог принимать другой облик и размер, копировать себя)</text:p>
        </text:list-item>
        <text:list-item>
          <text:p text:style-name="P29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9">У Селестии грива и хвост развеваются и переливаются от магического шампуня</text:p>
        </text:list-item>
        <text:list-item>
          <text:p text:style-name="P29">Тело Селестии очень крепкое — может выдержать несколько тонн земли</text:p>
        </text:list-item>
        <text:list-item>
          <text:p text:style-name="P29">Дискорд намного старше принцесс, его магия сильнее ихней на голову</text:p>
        </text:list-item>
        <text:list-item>
          <text:p text:style-name="P29">Луна младше Селестии на 3 года. Сёстрам около 5000 лет. <text:span text:style-name="T3">По другим данным, Селестии около 2500 лет (Обмен).</text:span></text:p>
        </text:list-item>
        <text:list-item>
          <text:p text:style-name="P29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9">Самый главный враг сестёр и Дискорда — скука</text:p>
        </text:list-item>
        <text:list-item>
          <text:p text:style-name="P29">В Эквестрии на одного жеребца приходится четыре - пять кобыл</text:p>
        </text:list-item>
        <text:list-item>
          <text:p text:style-name="P29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9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9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9">Кроме Дискорда, старше сестёр ещё старейшина драконов</text:p>
        </text:list-item>
        <text:list-item>
          <text:p text:style-name="P29">Кэйденс не прожила и 60-ти лет и является низкорожденной</text:p>
        </text:list-item>
        <text:list-item>
          <text:p text:style-name="P29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9">Народ тихо фигел от нововведений и с ещё большим ожесточением продолжал делать по-своему</text:p>
        </text:list-item>
        <text:list-item>
          <text:p text:style-name="P29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9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9">Когда пони женятся, они обмениваются ножными браслетами</text:p>
        </text:list-item>
        <text:list-item>
          <text:p text:style-name="P29">Светилами, кроме сестёр, могут управлять единороги (группы), Дискорд, Твайлайт и Старсвирл</text:p>
        </text:list-item>
        <text:list-item>
          <text:p text:style-name="P29">Королева Кризалис — правительница Зелёной Долины</text:p>
        </text:list-item>
        <text:list-item>
          <text:p text:style-name="P29">Мать Луны и Селестии — аликорн Лорен. Мать Дискорда — Алиса (пони-человек)</text:p>
        </text:list-item>
        <text:list-item>
          <text:p text:style-name="P29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ryGothic" svg:font-family="PerryGothic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423cm" fo:margin-bottom="0.212cm"/>
      <style:text-properties style:font-name="Liberation Serif" fo:font-size="24pt" fo:font-weight="bold" style:font-name-asian="Noto Sans CJK SC Regular" style:font-size-asian="24pt" style:font-weight-asian="bold" style:font-name-complex="FreeSans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118cm" fo:margin-bottom="0.965cm" fo:margin-left="0.94cm" fo:margin-right="1.14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1:47.37</meta:creation-date>
    <dc:date>2017-07-24T23:49:32.61</dc:date>
    <meta:editing-duration>P12DT23H8M55S</meta:editing-duration>
    <meta:editing-cycles>464</meta:editing-cycles>
    <meta:generator>OpenOffice/4.1.1$Win32 OpenOffice.org_project/411m6$Build-9775</meta:generator>
    <dc:creator>макс </dc:creator>
    <meta:document-statistic meta:table-count="0" meta:image-count="0" meta:object-count="0" meta:page-count="5" meta:paragraph-count="140" meta:word-count="1512" meta:character-count="9581"/>
  </office:meta>
</office:document-meta>
</file>